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25.7cm" fo:break-before="auto" fo:break-after="auto" table:align="margins" fo:keep-with-next="auto" style:may-break-between-rows="true" style:writing-mode="lr-tb" table:border-model="collapsing"/>
    </style:style>
    <style:style style:name="Tabla4.A" style:family="table-column">
      <style:table-column-properties style:column-width="8.188cm" style:rel-column-width="4641*"/>
    </style:style>
    <style:style style:name="Tabla4.B" style:family="table-column">
      <style:table-column-properties style:column-width="5.837cm" style:rel-column-width="3309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4.B1" style:family="table-cell">
      <style:table-cell-properties fo:background-color="#673604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D1" style:family="table-cell">
      <style:table-cell-properties fo:background-color="#673604" fo:padding="0.097cm" fo:border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5.643cm" fo:break-before="auto" fo:break-after="auto" table:align="margins" fo:keep-with-next="auto" style:may-break-between-rows="true" style:writing-mode="lr-tb" table:border-model="collapsing"/>
    </style:style>
    <style:style style:name="Tabla1.A" style:family="table-column">
      <style:table-column-properties style:column-width="5.643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673604" fo:padding="0.097cm" fo:border="0.5pt solid #000000" style:writing-mode="page">
        <style:background-image/>
      </style:table-cell-properties>
    </style:style>
    <style:style style:name="P1" style:family="paragraph" style:parent-style-name="Enumearación">
      <style:text-properties officeooo:paragraph-rsid="02b1973b"/>
    </style:style>
    <style:style style:name="P2" style:family="paragraph" style:parent-style-name="Enumearación">
      <style:text-properties officeooo:paragraph-rsid="02b5256d"/>
    </style:style>
    <style:style style:name="P3" style:family="paragraph" style:parent-style-name="Enumearación">
      <style:text-properties officeooo:rsid="02c89e95" officeooo:paragraph-rsid="02c89e95"/>
    </style:style>
    <style:style style:name="P4" style:family="paragraph" style:parent-style-name="Enumearación">
      <style:text-properties officeooo:rsid="02c9ce76" officeooo:paragraph-rsid="02c9ce76"/>
    </style:style>
    <style:style style:name="P5" style:family="paragraph" style:parent-style-name="Enumearación">
      <style:text-properties officeooo:rsid="02cac6f5" officeooo:paragraph-rsid="02cac6f5"/>
    </style:style>
    <style:style style:name="P6" style:family="paragraph" style:parent-style-name="Enumearación">
      <style:text-properties officeooo:rsid="02cac6f5" officeooo:paragraph-rsid="02ce2224"/>
    </style:style>
    <style:style style:name="P7" style:family="paragraph" style:parent-style-name="Enumearación">
      <style:text-properties officeooo:rsid="02cac6f5" officeooo:paragraph-rsid="02d09eee"/>
    </style:style>
    <style:style style:name="P8" style:family="paragraph" style:parent-style-name="Enumearación">
      <style:text-properties officeooo:rsid="02cac6f5" officeooo:paragraph-rsid="02d0e76b"/>
    </style:style>
    <style:style style:name="P9" style:family="paragraph" style:parent-style-name="Enumearación">
      <style:text-properties officeooo:rsid="02cac6f5" officeooo:paragraph-rsid="02d1d23a"/>
    </style:style>
    <style:style style:name="P10" style:family="paragraph" style:parent-style-name="Enumearación">
      <style:text-properties officeooo:rsid="02cac6f5" officeooo:paragraph-rsid="02e8dd82"/>
    </style:style>
    <style:style style:name="P11" style:family="paragraph" style:parent-style-name="Enumearación">
      <style:text-properties officeooo:rsid="02ce2224" officeooo:paragraph-rsid="02ce2224"/>
    </style:style>
    <style:style style:name="P12" style:family="paragraph" style:parent-style-name="Enumearación">
      <style:text-properties officeooo:rsid="02d1d23a" officeooo:paragraph-rsid="02d1d23a"/>
    </style:style>
    <style:style style:name="P13" style:family="paragraph" style:parent-style-name="Enumearación">
      <style:text-properties officeooo:paragraph-rsid="02da44c7"/>
    </style:style>
    <style:style style:name="P14" style:family="paragraph" style:parent-style-name="Enumearación">
      <style:text-properties officeooo:paragraph-rsid="02e8dd82"/>
    </style:style>
    <style:style style:name="P15" style:family="paragraph" style:parent-style-name="Sección">
      <style:text-properties fo:language="en" fo:country="GB" officeooo:rsid="02f74ed0" officeooo:paragraph-rsid="02f74ed0"/>
    </style:style>
    <style:style style:name="P16" style:family="paragraph" style:parent-style-name="Titulo1">
      <style:text-properties fo:language="en" fo:country="GB" officeooo:rsid="02412e0d" officeooo:paragraph-rsid="02412e0d"/>
    </style:style>
    <style:style style:name="P17" style:family="paragraph" style:parent-style-name="Titulo1">
      <style:paragraph-properties fo:break-before="page"/>
      <style:text-properties fo:language="en" fo:country="GB"/>
    </style:style>
    <style:style style:name="P18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2f7f9b1" officeooo:paragraph-rsid="02f7f9b1" fo:hyphenate="false" fo:hyphenation-remain-char-count="2" fo:hyphenation-push-char-count="2"/>
    </style:style>
    <style:style style:name="P19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2f7f9b1" officeooo:paragraph-rsid="02fc45f8" fo:hyphenate="false" fo:hyphenation-remain-char-count="2" fo:hyphenation-push-char-count="2"/>
    </style:style>
    <style:style style:name="P20" style:family="paragraph" style:parent-style-name="Titulo1">
      <style:paragraph-properties fo:break-before="page"/>
      <style:text-properties fo:language="en" fo:country="GB" officeooo:paragraph-rsid="028d4638"/>
    </style:style>
    <style:style style:name="P21" style:family="paragraph" style:parent-style-name="Titulo1">
      <style:paragraph-properties fo:break-before="page"/>
      <style:text-properties fo:language="en" fo:country="GB" officeooo:paragraph-rsid="028d83c9"/>
    </style:style>
    <style:style style:name="P22" style:family="paragraph" style:parent-style-name="Titulo1">
      <style:paragraph-properties fo:break-before="page"/>
      <style:text-properties fo:language="en" fo:country="GB" officeooo:paragraph-rsid="02964df1"/>
    </style:style>
    <style:style style:name="P23" style:family="paragraph" style:parent-style-name="Titulo1">
      <style:paragraph-properties fo:break-before="page"/>
      <style:text-properties fo:language="en" fo:country="GB" officeooo:paragraph-rsid="028f5dd9"/>
    </style:style>
    <style:style style:name="P24" style:family="paragraph" style:parent-style-name="Titulo1">
      <style:paragraph-properties fo:break-before="page"/>
      <style:text-properties fo:language="en" fo:country="GB" officeooo:paragraph-rsid="02aa8f7a"/>
    </style:style>
    <style:style style:name="P25" style:family="paragraph" style:parent-style-name="Titulo1">
      <style:paragraph-properties fo:break-before="page"/>
      <style:text-properties fo:language="en" fo:country="GB" officeooo:paragraph-rsid="029c4a52"/>
    </style:style>
    <style:style style:name="P26" style:family="paragraph" style:parent-style-name="Titulo1">
      <style:paragraph-properties fo:break-before="page"/>
      <style:text-properties fo:language="en" fo:country="GB" officeooo:paragraph-rsid="029dc7f4"/>
    </style:style>
    <style:style style:name="P27" style:family="paragraph" style:parent-style-name="Titulo1">
      <style:paragraph-properties fo:break-before="page"/>
      <style:text-properties fo:language="en" fo:country="GB" officeooo:paragraph-rsid="02a2cfd5"/>
    </style:style>
    <style:style style:name="P28" style:family="paragraph" style:parent-style-name="Titulo1">
      <style:paragraph-properties fo:break-before="page"/>
      <style:text-properties fo:language="en" fo:country="GB" officeooo:paragraph-rsid="0293620f"/>
    </style:style>
    <style:style style:name="P29" style:family="paragraph" style:parent-style-name="Titulo1">
      <style:paragraph-properties fo:break-before="page"/>
      <style:text-properties fo:language="en" fo:country="GB" officeooo:paragraph-rsid="02a7427d"/>
    </style:style>
    <style:style style:name="P30" style:family="paragraph" style:parent-style-name="Titulo1">
      <style:paragraph-properties fo:break-before="page"/>
      <style:text-properties fo:language="en" fo:country="GB" officeooo:paragraph-rsid="02ae62d3"/>
    </style:style>
    <style:style style:name="P31" style:family="paragraph" style:parent-style-name="Titulo1">
      <style:paragraph-properties fo:break-before="page"/>
      <style:text-properties fo:language="en" fo:country="GB" officeooo:paragraph-rsid="02bbf3cf"/>
    </style:style>
    <style:style style:name="P32" style:family="paragraph" style:parent-style-name="Titulo1">
      <style:paragraph-properties fo:break-before="page"/>
      <style:text-properties fo:language="en" fo:country="GB" officeooo:paragraph-rsid="02b3ccd2"/>
    </style:style>
    <style:style style:name="P33" style:family="paragraph" style:parent-style-name="Titulo1">
      <style:paragraph-properties fo:break-before="page"/>
      <style:text-properties fo:language="en" fo:country="GB" officeooo:paragraph-rsid="02b84e70"/>
    </style:style>
    <style:style style:name="P34" style:family="paragraph" style:parent-style-name="Titulo1">
      <style:paragraph-properties fo:break-before="page"/>
      <style:text-properties fo:language="en" fo:country="GB" officeooo:paragraph-rsid="02da44c7"/>
    </style:style>
    <style:style style:name="P35" style:family="paragraph" style:parent-style-name="Titulo1">
      <style:paragraph-properties fo:break-before="page"/>
      <style:text-properties fo:language="en" fo:country="GB" officeooo:paragraph-rsid="02dbd689"/>
    </style:style>
    <style:style style:name="P36" style:family="paragraph" style:parent-style-name="Titulo1">
      <style:paragraph-properties fo:break-before="page"/>
      <style:text-properties fo:language="en" fo:country="GB" officeooo:paragraph-rsid="02c2efdc"/>
    </style:style>
    <style:style style:name="P37" style:family="paragraph" style:parent-style-name="Titulo1">
      <style:paragraph-properties fo:break-before="page"/>
      <style:text-properties fo:language="en" fo:country="GB" officeooo:paragraph-rsid="02c69cdf"/>
    </style:style>
    <style:style style:name="P38" style:family="paragraph" style:parent-style-name="Titulo1">
      <style:paragraph-properties fo:break-before="page"/>
      <style:text-properties fo:language="en" fo:country="GB" officeooo:paragraph-rsid="02ea08f8"/>
    </style:style>
    <style:style style:name="P39" style:family="paragraph" style:parent-style-name="Titulo1">
      <style:paragraph-properties fo:break-before="page"/>
      <style:text-properties fo:language="en" fo:country="GB" officeooo:paragraph-rsid="02f0409f"/>
    </style:style>
    <style:style style:name="P40" style:family="paragraph" style:parent-style-name="Titulo1">
      <style:paragraph-properties fo:break-before="page"/>
      <style:text-properties fo:language="en" fo:country="GB" officeooo:paragraph-rsid="02f2cf16"/>
    </style:style>
    <style:style style:name="P41" style:family="paragraph" style:parent-style-name="Titulo1">
      <style:paragraph-properties fo:break-before="page"/>
      <style:text-properties fo:language="en" fo:country="GB" officeooo:paragraph-rsid="02d3cedf"/>
    </style:style>
    <style:style style:name="P42" style:family="paragraph" style:parent-style-name="Titulo1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2c48568" officeooo:paragraph-rsid="02e0d21b" fo:hyphenate="false" fo:hyphenation-remain-char-count="2" fo:hyphenation-push-char-count="2"/>
    </style:style>
    <style:style style:name="P43" style:family="paragraph" style:parent-style-name="Titulo1">
      <style:paragraph-properties fo:break-before="page"/>
      <style:text-properties fo:language="en" fo:country="GB" officeooo:paragraph-rsid="02f480f6"/>
    </style:style>
    <style:style style:name="P44" style:family="paragraph" style:parent-style-name="Titulo1">
      <style:paragraph-properties fo:break-before="page"/>
      <style:text-properties fo:language="en" fo:country="GB" officeooo:paragraph-rsid="02d86488"/>
    </style:style>
    <style:style style:name="P45" style:family="paragraph" style:parent-style-name="Titulo1">
      <style:paragraph-properties fo:break-before="page"/>
      <style:text-properties fo:language="en" fo:country="GB" officeooo:paragraph-rsid="02ef625b"/>
    </style:style>
    <style:style style:name="P46" style:family="paragraph" style:parent-style-name="Titulo2" style:list-style-name="L1">
      <style:text-properties fo:color="#993300" fo:font-size="16pt" fo:language="en" fo:country="GB" fo:font-weight="bold" officeooo:rsid="005da4f5" officeooo:paragraph-rsid="02550a45" style:font-name-asian="Lucida Console" style:font-size-asian="16pt" style:font-weight-asian="bold" style:font-size-complex="16pt"/>
    </style:style>
    <style:style style:name="P47" style:family="paragraph" style:parent-style-name="Titulo2">
      <style:text-properties fo:language="en" fo:country="GB"/>
    </style:style>
    <style:style style:name="P48" style:family="paragraph" style:parent-style-name="Titulo2">
      <style:text-properties fo:language="en" fo:country="GB" officeooo:rsid="02f7f9b1" officeooo:paragraph-rsid="02f7f9b1"/>
    </style:style>
    <style:style style:name="P49" style:family="paragraph" style:parent-style-name="Titulo2">
      <style:text-properties fo:language="en" fo:country="GB" officeooo:rsid="02f7f9b1" officeooo:paragraph-rsid="02fc45f8"/>
    </style:style>
    <style:style style:name="P50" style:family="paragraph" style:parent-style-name="Titulo2">
      <style:text-properties fo:language="en" fo:country="GB" officeooo:rsid="028d4638" officeooo:paragraph-rsid="028d4638"/>
    </style:style>
    <style:style style:name="P51" style:family="paragraph" style:parent-style-name="Titulo2">
      <style:text-properties fo:language="en" fo:country="GB" officeooo:rsid="028d83c9" officeooo:paragraph-rsid="028d83c9"/>
    </style:style>
    <style:style style:name="P52" style:family="paragraph" style:parent-style-name="Titulo2">
      <style:text-properties fo:language="en" fo:country="GB" officeooo:rsid="02964df1" officeooo:paragraph-rsid="02964df1"/>
    </style:style>
    <style:style style:name="P53" style:family="paragraph" style:parent-style-name="Titulo2">
      <style:text-properties fo:language="en" fo:country="GB" officeooo:rsid="028f5dd9" officeooo:paragraph-rsid="028f5dd9"/>
    </style:style>
    <style:style style:name="P54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aa8f7a" officeooo:paragraph-rsid="02aa8f7a" fo:hyphenate="false" fo:hyphenation-remain-char-count="2" fo:hyphenation-push-char-count="2"/>
    </style:style>
    <style:style style:name="P55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9c4a52" officeooo:paragraph-rsid="029c4a52" fo:hyphenate="false" fo:hyphenation-remain-char-count="2" fo:hyphenation-push-char-count="2"/>
    </style:style>
    <style:style style:name="P56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9c4a52" officeooo:paragraph-rsid="029dc7f4" fo:hyphenate="false" fo:hyphenation-remain-char-count="2" fo:hyphenation-push-char-count="2"/>
    </style:style>
    <style:style style:name="P57" style:family="paragraph" style:parent-style-name="Titulo2">
      <style:text-properties fo:language="en" fo:country="GB" officeooo:rsid="0293620f" officeooo:paragraph-rsid="02a5669d"/>
    </style:style>
    <style:style style:name="P58" style:family="paragraph" style:parent-style-name="Titulo2">
      <style:text-properties fo:language="en" fo:country="GB" officeooo:rsid="0293620f" officeooo:paragraph-rsid="02a7427d"/>
    </style:style>
    <style:style style:name="P59" style:family="paragraph" style:parent-style-name="Titulo2">
      <style:text-properties fo:language="en" fo:country="GB" officeooo:rsid="0293620f" officeooo:paragraph-rsid="02ae62d3"/>
    </style:style>
    <style:style style:name="P60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93620f" officeooo:paragraph-rsid="02b3ccd2" fo:hyphenate="false" fo:hyphenation-remain-char-count="2" fo:hyphenation-push-char-count="2"/>
    </style:style>
    <style:style style:name="P61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b84e70" officeooo:paragraph-rsid="02b84e70" fo:hyphenate="false" fo:hyphenation-remain-char-count="2" fo:hyphenation-push-char-count="2"/>
    </style:style>
    <style:style style:name="P62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da44c7" officeooo:paragraph-rsid="02da44c7" fo:hyphenate="false" fo:hyphenation-remain-char-count="2" fo:hyphenation-push-char-count="2"/>
    </style:style>
    <style:style style:name="P63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da44c7" officeooo:paragraph-rsid="02dbd689" fo:hyphenate="false" fo:hyphenation-remain-char-count="2" fo:hyphenation-push-char-count="2"/>
    </style:style>
    <style:style style:name="P64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c48568" officeooo:paragraph-rsid="02c2efdc" fo:hyphenate="false" fo:hyphenation-remain-char-count="2" fo:hyphenation-push-char-count="2"/>
    </style:style>
    <style:style style:name="P65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c48568" officeooo:paragraph-rsid="02c69cdf" fo:hyphenate="false" fo:hyphenation-remain-char-count="2" fo:hyphenation-push-char-count="2"/>
    </style:style>
    <style:style style:name="P66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c48568" officeooo:paragraph-rsid="02f2cf16" fo:hyphenate="false" fo:hyphenation-remain-char-count="2" fo:hyphenation-push-char-count="2"/>
    </style:style>
    <style:style style:name="P67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c48568" officeooo:paragraph-rsid="02d3cedf" fo:hyphenate="false" fo:hyphenation-remain-char-count="2" fo:hyphenation-push-char-count="2"/>
    </style:style>
    <style:style style:name="P68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c48568" officeooo:paragraph-rsid="02d4a7d6" fo:hyphenate="false" fo:hyphenation-remain-char-count="2" fo:hyphenation-push-char-count="2"/>
    </style:style>
    <style:style style:name="P69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c48568" officeooo:paragraph-rsid="02e0d21b" fo:hyphenate="false" fo:hyphenation-remain-char-count="2" fo:hyphenation-push-char-count="2"/>
    </style:style>
    <style:style style:name="P70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c48568" officeooo:paragraph-rsid="02f480f6" fo:hyphenate="false" fo:hyphenation-remain-char-count="2" fo:hyphenation-push-char-count="2"/>
    </style:style>
    <style:style style:name="P71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c48568" officeooo:paragraph-rsid="02d86488" fo:hyphenate="false" fo:hyphenation-remain-char-count="2" fo:hyphenation-push-char-count="2"/>
    </style:style>
    <style:style style:name="P72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c48568" officeooo:paragraph-rsid="02ef625b" fo:hyphenate="false" fo:hyphenation-remain-char-count="2" fo:hyphenation-push-char-count="2"/>
    </style:style>
    <style:style style:name="P73" style:family="paragraph" style:parent-style-name="Titulo2">
      <style:text-properties fo:language="en" fo:country="GB" officeooo:paragraph-rsid="02c5e060"/>
    </style:style>
    <style:style style:name="P74" style:family="paragraph" style:parent-style-name="Titulo2">
      <style:paragraph-properties fo:margin-left="0cm" fo:margin-right="0cm" fo:text-align="start" style:justify-single-word="false" fo:orphans="2" fo:widows="2" fo:hyphenation-ladder-count="no-limit" fo:text-indent="0cm" style:auto-text-indent="false" style:text-autospace="none"/>
      <style:text-properties fo:language="en" fo:country="GB" officeooo:rsid="02c48568" officeooo:paragraph-rsid="02ea08f8" fo:hyphenate="false" fo:hyphenation-remain-char-count="2" fo:hyphenation-push-char-count="2"/>
    </style:style>
    <style:style style:name="P75" style:family="paragraph" style:parent-style-name="Enumeración_20_pequeña" style:list-style-name="L2">
      <style:text-properties fo:language="en" fo:country="GB"/>
    </style:style>
    <style:style style:name="P76" style:family="paragraph" style:parent-style-name="Enumeración_20_pequeña">
      <style:text-properties fo:language="en" fo:country="GB" officeooo:paragraph-rsid="02e12267"/>
    </style:style>
    <style:style style:name="P77" style:family="paragraph" style:parent-style-name="Enumeración_20_pequeña">
      <style:text-properties fo:language="en" fo:country="GB" officeooo:paragraph-rsid="02ef625b"/>
    </style:style>
    <style:style style:name="P78" style:family="paragraph" style:parent-style-name="Enumeración_20_Contraste">
      <style:text-properties officeooo:rsid="02f95b17" officeooo:paragraph-rsid="02f95b17"/>
    </style:style>
    <style:style style:name="P79" style:family="paragraph" style:parent-style-name="Standard">
      <style:text-properties fo:language="en" fo:country="GB"/>
    </style:style>
    <style:style style:name="P80" style:family="paragraph" style:parent-style-name="Standard">
      <style:text-properties officeooo:paragraph-rsid="02fc45f8"/>
    </style:style>
    <style:style style:name="P81" style:family="paragraph" style:parent-style-name="CabeceraMia">
      <style:text-properties fo:language="en" fo:country="GB"/>
    </style:style>
    <style:style style:name="P82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83" style:family="paragraph" style:parent-style-name="CabeceraMia">
      <style:text-properties fo:language="en" fo:country="GB" officeooo:rsid="02e12267" officeooo:paragraph-rsid="02e12267"/>
    </style:style>
    <style:style style:name="P84" style:family="paragraph" style:parent-style-name="CabeceraMia">
      <style:text-properties fo:language="en" fo:country="GB" officeooo:paragraph-rsid="02e12267"/>
    </style:style>
    <style:style style:name="P85" style:family="paragraph" style:parent-style-name="CabeceraMia">
      <style:text-properties fo:language="en" fo:country="GB" officeooo:paragraph-rsid="02ef625b"/>
    </style:style>
    <style:style style:name="P86" style:family="paragraph" style:parent-style-name="CabeceraMia">
      <style:text-properties fo:language="en" fo:country="GB" officeooo:rsid="02fc45f8" officeooo:paragraph-rsid="02fc45f8"/>
    </style:style>
    <style:style style:name="P87" style:family="paragraph" style:parent-style-name="CabeceraTablaPequeña">
      <style:text-properties fo:language="en" fo:country="GB" officeooo:rsid="02fc45f8" officeooo:paragraph-rsid="02fc45f8"/>
    </style:style>
    <style:style style:name="P88" style:family="paragraph" style:parent-style-name="CabeceraTabla">
      <style:text-properties fo:language="en" fo:country="GB"/>
    </style:style>
    <style:style style:name="P89" style:family="paragraph" style:parent-style-name="CabeceraTabla">
      <style:text-properties fo:language="en" fo:country="GB" officeooo:rsid="02ce2224" officeooo:paragraph-rsid="02ce2224"/>
    </style:style>
    <style:style style:name="P90" style:family="paragraph" style:parent-style-name="CabeceraTabla">
      <style:text-properties fo:language="en" fo:country="GB" officeooo:rsid="02c89e95" officeooo:paragraph-rsid="02c89e95"/>
    </style:style>
    <style:style style:name="P91" style:family="paragraph" style:parent-style-name="CabeceraTabla">
      <style:text-properties fo:language="en" fo:country="GB" officeooo:rsid="02e12267" officeooo:paragraph-rsid="02e12267"/>
    </style:style>
    <style:style style:name="P92" style:family="paragraph" style:parent-style-name="CabeceraTabla">
      <style:text-properties fo:language="en" fo:country="GB" officeooo:rsid="02e56577" officeooo:paragraph-rsid="02e56577"/>
    </style:style>
    <style:style style:name="P93" style:family="paragraph" style:parent-style-name="CabeceraTabla">
      <style:text-properties fo:language="en" fo:country="GB" officeooo:paragraph-rsid="02ef625b"/>
    </style:style>
    <style:style style:name="P94" style:family="paragraph" style:parent-style-name="Terminal">
      <style:paragraph-properties fo:margin-left="1.27cm" fo:margin-right="0cm" fo:text-indent="0cm" style:auto-text-indent="false"/>
      <style:text-properties fo:language="en" fo:country="GB"/>
    </style:style>
    <style:style style:name="P95" style:family="paragraph" style:parent-style-name="Terminal">
      <style:text-properties fo:language="en" fo:country="GB"/>
    </style:style>
    <style:style style:name="P96" style:family="paragraph" style:parent-style-name="Terminal">
      <style:text-properties fo:language="en" fo:country="GB" officeooo:paragraph-rsid="02da44c7"/>
    </style:style>
    <style:style style:name="P97" style:family="paragraph" style:parent-style-name="Resumen">
      <style:text-properties officeooo:rsid="02f95b17" officeooo:paragraph-rsid="02f95b17"/>
    </style:style>
    <style:style style:name="P98" style:family="paragraph" style:parent-style-name="Enumearación" style:list-style-name="L3">
      <style:text-properties officeooo:paragraph-rsid="02550a45"/>
    </style:style>
    <style:style style:name="P99" style:family="paragraph" style:parent-style-name="Enumearación" style:list-style-name="L4"/>
    <style:style style:name="P100" style:family="paragraph" style:parent-style-name="Enumearación" style:list-style-name="L5"/>
    <style:style style:name="P101" style:family="paragraph" style:parent-style-name="Enumearación" style:list-style-name="L5">
      <style:text-properties officeooo:paragraph-rsid="028fe91e"/>
    </style:style>
    <style:style style:name="P102" style:family="paragraph" style:parent-style-name="Enumearación" style:list-style-name="L5">
      <style:text-properties officeooo:rsid="02964df1" officeooo:paragraph-rsid="02964df1"/>
    </style:style>
    <style:style style:name="P103" style:family="paragraph" style:parent-style-name="Enumearación" style:list-style-name="L6">
      <style:text-properties officeooo:paragraph-rsid="028f5dd9"/>
    </style:style>
    <style:style style:name="P104" style:family="paragraph" style:parent-style-name="Enumearación" style:list-style-name="L9">
      <style:text-properties officeooo:rsid="029c4a52" officeooo:paragraph-rsid="029c4a52"/>
    </style:style>
    <style:style style:name="P105" style:family="paragraph" style:parent-style-name="Enumearación" style:list-style-name="L10"/>
    <style:style style:name="P106" style:family="paragraph" style:parent-style-name="Enumearación" style:list-style-name="L11">
      <style:text-properties fo:color="#21409a" fo:language="en" fo:country="GB" fo:font-weight="bold" style:font-weight-asian="bold" style:font-weight-complex="bold"/>
    </style:style>
    <style:style style:name="P107" style:family="paragraph" style:parent-style-name="Enumearación" style:list-style-name="L14">
      <style:text-properties officeooo:paragraph-rsid="02ac3125"/>
    </style:style>
    <style:style style:name="P108" style:family="paragraph" style:parent-style-name="Enumearación" style:list-style-name="L16"/>
    <style:style style:name="P109" style:family="paragraph" style:parent-style-name="Enumearación" style:list-style-name="L17"/>
    <style:style style:name="P110" style:family="paragraph" style:parent-style-name="Enumearación" style:list-style-name="L18"/>
    <style:style style:name="P111" style:family="paragraph" style:parent-style-name="Enumearación" style:list-style-name="L19">
      <style:text-properties officeooo:paragraph-rsid="02bb136e"/>
    </style:style>
    <style:style style:name="P112" style:family="paragraph" style:parent-style-name="Enumearación" style:list-style-name="L22">
      <style:text-properties officeooo:paragraph-rsid="02c5e060"/>
    </style:style>
    <style:style style:name="P113" style:family="paragraph" style:parent-style-name="Enumearación" style:list-style-name="L23">
      <style:text-properties officeooo:paragraph-rsid="02c5e060"/>
    </style:style>
    <style:style style:name="P114" style:family="paragraph" style:parent-style-name="Enumearación" style:list-style-name="L23">
      <style:text-properties officeooo:rsid="0087a645" officeooo:paragraph-rsid="02c5e060"/>
    </style:style>
    <style:style style:name="P115" style:family="paragraph" style:parent-style-name="Enumearación" style:list-style-name="L24">
      <style:text-properties officeooo:paragraph-rsid="02c5e060"/>
    </style:style>
    <style:style style:name="P116" style:family="paragraph" style:parent-style-name="Enumearación" style:list-style-name="L26"/>
    <style:style style:name="P117" style:family="paragraph" style:parent-style-name="Enumearación">
      <style:text-properties fo:language="en" fo:country="GB"/>
    </style:style>
    <style:style style:name="P118" style:family="paragraph" style:parent-style-name="Enumearación" style:list-style-name="L2">
      <style:text-properties fo:language="en" fo:country="GB" officeooo:rsid="02f95b17" officeooo:paragraph-rsid="02f95b17"/>
    </style:style>
    <style:style style:name="P119" style:family="paragraph" style:parent-style-name="Enumearación" style:list-style-name="L3">
      <style:text-properties fo:language="en" fo:country="GB" officeooo:paragraph-rsid="02550a45"/>
    </style:style>
    <style:style style:name="P120" style:family="paragraph" style:parent-style-name="Enumearación" style:list-style-name="L3">
      <style:text-properties fo:language="en" fo:country="GB" officeooo:paragraph-rsid="0292e0d7"/>
    </style:style>
    <style:style style:name="P121" style:family="paragraph" style:parent-style-name="Enumearación">
      <style:text-properties fo:language="en" fo:country="GB" officeooo:paragraph-rsid="02550a45"/>
    </style:style>
    <style:style style:name="P122" style:family="paragraph" style:parent-style-name="Enumearación" style:list-style-name="L5">
      <style:text-properties fo:language="en" fo:country="GB"/>
    </style:style>
    <style:style style:name="P123" style:family="paragraph" style:parent-style-name="Enumearación" style:list-style-name="L5">
      <style:text-properties fo:language="en" fo:country="GB" officeooo:paragraph-rsid="02c2efdc"/>
    </style:style>
    <style:style style:name="P124" style:family="paragraph" style:parent-style-name="Enumearación" style:list-style-name="L5">
      <style:text-properties fo:language="en" fo:country="GB" officeooo:rsid="02964df1" officeooo:paragraph-rsid="02964df1"/>
    </style:style>
    <style:style style:name="P125" style:family="paragraph" style:parent-style-name="Enumearación" style:list-style-name="L6">
      <style:text-properties fo:language="en" fo:country="GB" officeooo:paragraph-rsid="029173fc"/>
    </style:style>
    <style:style style:name="P126" style:family="paragraph" style:parent-style-name="Enumearación" style:list-style-name="L6">
      <style:text-properties fo:language="en" fo:country="GB" officeooo:paragraph-rsid="028f5dd9"/>
    </style:style>
    <style:style style:name="P127" style:family="paragraph" style:parent-style-name="Enumearación" style:list-style-name="L6">
      <style:text-properties fo:language="en" fo:country="GB" officeooo:rsid="029173fc" officeooo:paragraph-rsid="029173fc"/>
    </style:style>
    <style:style style:name="P128" style:family="paragraph" style:parent-style-name="Enumearación" style:list-style-name="L7">
      <style:text-properties fo:language="en" fo:country="GB" officeooo:rsid="02aa8f7a" officeooo:paragraph-rsid="02aa8f7a"/>
    </style:style>
    <style:style style:name="P129" style:family="paragraph" style:parent-style-name="Enumearación" style:list-style-name="L8">
      <style:paragraph-properties fo:text-align="start" style:justify-single-word="false"/>
      <style:text-properties fo:language="en" fo:country="GB"/>
    </style:style>
    <style:style style:name="P130" style:family="paragraph" style:parent-style-name="Enumearación" style:list-style-name="L11">
      <style:text-properties fo:language="en" fo:country="GB"/>
    </style:style>
    <style:style style:name="P131" style:family="paragraph" style:parent-style-name="Enumearación" style:list-style-name="L12">
      <style:text-properties fo:language="en" fo:country="GB"/>
    </style:style>
    <style:style style:name="P132" style:family="paragraph" style:parent-style-name="Enumearación" style:list-style-name="L12">
      <style:text-properties fo:language="en" fo:country="GB" officeooo:paragraph-rsid="02a2cfd5"/>
    </style:style>
    <style:style style:name="P133" style:family="paragraph" style:parent-style-name="Enumearación" style:list-style-name="L13">
      <style:text-properties fo:language="en" fo:country="GB"/>
    </style:style>
    <style:style style:name="P134" style:family="paragraph" style:parent-style-name="Enumearación" style:list-style-name="L14">
      <style:text-properties fo:language="en" fo:country="GB" officeooo:paragraph-rsid="02ab3ec6"/>
    </style:style>
    <style:style style:name="P135" style:family="paragraph" style:parent-style-name="Enumearación" style:list-style-name="L15">
      <style:text-properties fo:language="en" fo:country="GB" officeooo:paragraph-rsid="02ab3ec6"/>
    </style:style>
    <style:style style:name="P136" style:family="paragraph" style:parent-style-name="Enumearación">
      <style:text-properties fo:language="en" fo:country="GB" officeooo:rsid="02b0113e" officeooo:paragraph-rsid="02b0113e"/>
    </style:style>
    <style:style style:name="P137" style:family="paragraph" style:parent-style-name="Enumearación">
      <style:text-properties fo:language="en" fo:country="GB" officeooo:paragraph-rsid="02b1973b"/>
    </style:style>
    <style:style style:name="P138" style:family="paragraph" style:parent-style-name="Enumearación">
      <style:text-properties fo:language="en" fo:country="GB" officeooo:rsid="02bbf3cf" officeooo:paragraph-rsid="02bbf3cf"/>
    </style:style>
    <style:style style:name="P139" style:family="paragraph" style:parent-style-name="Enumearación">
      <style:text-properties fo:language="en" fo:country="GB" officeooo:rsid="02b5256d" officeooo:paragraph-rsid="02b5256d"/>
    </style:style>
    <style:style style:name="P140" style:family="paragraph" style:parent-style-name="Enumearación" style:list-style-name="L20">
      <style:text-properties fo:language="en" fo:country="GB"/>
    </style:style>
    <style:style style:name="P141" style:family="paragraph" style:parent-style-name="Enumearación" style:list-style-name="L20">
      <style:text-properties fo:language="en" fo:country="GB" officeooo:paragraph-rsid="02da44c7"/>
    </style:style>
    <style:style style:name="P142" style:family="paragraph" style:parent-style-name="Enumearación">
      <style:text-properties fo:language="en" fo:country="GB" officeooo:paragraph-rsid="02dbd689"/>
    </style:style>
    <style:style style:name="P143" style:family="paragraph" style:parent-style-name="Enumearación">
      <style:text-properties fo:language="en" fo:country="GB" officeooo:paragraph-rsid="02da44c7"/>
    </style:style>
    <style:style style:name="P144" style:family="paragraph" style:parent-style-name="Enumearación">
      <style:text-properties fo:language="en" fo:country="GB" officeooo:rsid="02dce4c6" officeooo:paragraph-rsid="02dce4c6"/>
    </style:style>
    <style:style style:name="P145" style:family="paragraph" style:parent-style-name="Enumearación" style:list-style-name="L21">
      <style:text-properties fo:language="en" fo:country="GB"/>
    </style:style>
    <style:style style:name="P146" style:family="paragraph" style:parent-style-name="Enumearación" style:list-style-name="L21">
      <style:text-properties fo:language="en" fo:country="GB" officeooo:paragraph-rsid="02dd9e3a"/>
    </style:style>
    <style:style style:name="P147" style:family="paragraph" style:parent-style-name="Enumearación" style:list-style-name="">
      <style:paragraph-properties fo:text-align="start" style:justify-single-word="false" fo:orphans="2" fo:widows="2" fo:hyphenation-ladder-count="no-limit" style:text-autospace="none"/>
      <style:text-properties fo:language="en" fo:country="GB" officeooo:rsid="02c48568" officeooo:paragraph-rsid="02c5e060" fo:hyphenate="false" fo:hyphenation-remain-char-count="2" fo:hyphenation-push-char-count="2"/>
    </style:style>
    <style:style style:name="P148" style:family="paragraph" style:parent-style-name="Enumearación" style:list-style-name="">
      <style:paragraph-properties fo:text-align="start" style:justify-single-word="false" fo:orphans="2" fo:widows="2" fo:hyphenation-ladder-count="no-limit" style:text-autospace="none"/>
      <style:text-properties fo:language="en" fo:country="GB" officeooo:rsid="02c48568" officeooo:paragraph-rsid="02e12267" fo:hyphenate="false" fo:hyphenation-remain-char-count="2" fo:hyphenation-push-char-count="2"/>
    </style:style>
    <style:style style:name="P149" style:family="paragraph" style:parent-style-name="Enumearación" style:list-style-name="L25">
      <style:text-properties fo:language="en" fo:country="GB"/>
    </style:style>
    <style:style style:name="P150" style:family="paragraph" style:parent-style-name="Enumearación" style:list-style-name="L25">
      <style:text-properties fo:language="en" fo:country="GB" officeooo:paragraph-rsid="02ea08f8"/>
    </style:style>
    <style:style style:name="P151" style:family="paragraph" style:parent-style-name="Enumearación" style:list-style-name="L27">
      <style:text-properties fo:language="en" fo:country="GB"/>
    </style:style>
    <style:style style:name="P152" style:family="paragraph" style:parent-style-name="Enumearación" style:list-style-name="L28">
      <style:text-properties fo:language="en" fo:country="GB"/>
    </style:style>
    <style:style style:name="P153" style:family="paragraph" style:parent-style-name="Enumearación" style:list-style-name="L29">
      <style:text-properties fo:language="en" fo:country="GB"/>
    </style:style>
    <style:style style:name="P154" style:family="paragraph" style:parent-style-name="Enumearación">
      <style:text-properties fo:language="en" fo:country="GB" officeooo:paragraph-rsid="02d4a7d6"/>
    </style:style>
    <style:style style:name="P155" style:family="paragraph" style:parent-style-name="Enumearación">
      <style:text-properties fo:language="en" fo:country="GB" officeooo:paragraph-rsid="02e12267"/>
    </style:style>
    <style:style style:name="P156" style:family="paragraph" style:parent-style-name="Enumearación">
      <style:text-properties fo:language="en" fo:country="GB" officeooo:paragraph-rsid="02f480f6"/>
    </style:style>
    <style:style style:name="P157" style:family="paragraph" style:parent-style-name="Enumearación">
      <style:text-properties fo:language="en" fo:country="GB" officeooo:paragraph-rsid="02ef625b"/>
    </style:style>
    <style:style style:name="P158" style:family="paragraph" style:parent-style-name="Enumearación" style:list-style-name="L30">
      <style:text-properties officeooo:paragraph-rsid="02fb1303"/>
    </style:style>
    <style:style style:name="P159" style:family="paragraph" style:parent-style-name="Código">
      <style:text-properties fo:language="en" fo:country="GB"/>
    </style:style>
    <style:style style:name="P160" style:family="paragraph" style:parent-style-name="Código" style:list-style-name="L9">
      <style:text-properties fo:language="en" fo:country="GB"/>
    </style:style>
    <style:style style:name="P161" style:family="paragraph" style:parent-style-name="Código" style:list-style-name="L9">
      <style:text-properties fo:language="en" fo:country="GB" officeooo:paragraph-rsid="029f8f18"/>
    </style:style>
    <style:style style:name="P162" style:family="paragraph" style:parent-style-name="Código">
      <style:text-properties fo:language="en" fo:country="GB" officeooo:paragraph-rsid="02bb136e"/>
    </style:style>
    <style:style style:name="P163" style:family="paragraph" style:parent-style-name="Footer">
      <style:text-properties fo:language="en" fo:country="GB"/>
    </style:style>
    <style:style style:name="P164" style:family="paragraph" style:parent-style-name="Codigo_20_Cuadro_20_Flotante" style:list-style-name="">
      <style:paragraph-properties fo:text-align="start" style:justify-single-word="false" fo:orphans="2" fo:widows="2" fo:hyphenation-ladder-count="no-limit" style:text-autospace="none"/>
      <style:text-properties fo:language="en" fo:country="GB" officeooo:rsid="02c48568" officeooo:paragraph-rsid="02e56577" fo:hyphenate="false" fo:hyphenation-remain-char-count="2" fo:hyphenation-push-char-count="2"/>
    </style:style>
    <style:style style:name="P165" style:family="paragraph" style:parent-style-name="Enumeración_20_Tabla">
      <style:text-properties fo:language="en" fo:country="GB"/>
    </style:style>
    <style:style style:name="P166" style:family="paragraph" style:parent-style-name="Enumeración_20_Tabla">
      <style:text-properties fo:language="en" fo:country="GB" officeooo:rsid="02e12267" officeooo:paragraph-rsid="02e12267"/>
    </style:style>
    <style:style style:name="P167" style:family="paragraph" style:parent-style-name="Enumeración_20_Tabla">
      <style:text-properties fo:language="en" fo:country="GB" officeooo:rsid="02e4ed04" officeooo:paragraph-rsid="02e4ed04"/>
    </style:style>
    <style:style style:name="P168" style:family="paragraph" style:parent-style-name="Enumeración_20_Tabla">
      <style:text-properties fo:language="en" fo:country="GB" officeooo:rsid="02e765a7" officeooo:paragraph-rsid="02e765a7"/>
    </style:style>
    <style:style style:name="P169" style:family="paragraph" style:parent-style-name="Enumeración_20_resaltada">
      <style:text-properties fo:language="en" fo:country="GB"/>
    </style:style>
    <style:style style:name="P170" style:family="paragraph" style:parent-style-name="Enumeración_20_resaltada">
      <style:text-properties fo:language="en" fo:country="GB" officeooo:paragraph-rsid="02da44c7"/>
    </style:style>
    <style:style style:name="P171" style:family="paragraph" style:parent-style-name="Enumeración_20_resaltada" style:list-style-name="">
      <style:paragraph-properties fo:text-align="start" style:justify-single-word="false" fo:orphans="2" fo:widows="2" fo:hyphenation-ladder-count="no-limit" style:text-autospace="none"/>
      <style:text-properties fo:language="en" fo:country="GB" officeooo:paragraph-rsid="02dbd689" fo:hyphenate="false" fo:hyphenation-remain-char-count="2" fo:hyphenation-push-char-count="2"/>
    </style:style>
    <style:style style:name="P172" style:family="paragraph" style:parent-style-name="Enumeración_20_resaltada" style:list-style-name="">
      <style:paragraph-properties fo:text-align="start" style:justify-single-word="false" fo:orphans="2" fo:widows="2" fo:hyphenation-ladder-count="no-limit" style:text-autospace="none"/>
      <style:text-properties fo:language="en" fo:country="GB" officeooo:paragraph-rsid="02ef625b" fo:hyphenate="false" fo:hyphenation-remain-char-count="2" fo:hyphenation-push-char-count="2"/>
    </style:style>
    <style:style style:name="P173" style:family="paragraph" style:parent-style-name="Enumeración_20_resaltada" style:list-style-name="L26">
      <style:text-properties fo:language="en" fo:country="GB" officeooo:paragraph-rsid="02f0409f"/>
    </style:style>
    <style:style style:name="P174" style:family="paragraph" style:parent-style-name="Enumeración_20_resaltada" style:list-style-name="L2"/>
    <style:style style:name="P175" style:family="paragraph" style:parent-style-name="Enumeración_20_resaltada">
      <style:paragraph-properties fo:margin-left="1.27cm" fo:margin-right="0cm" fo:text-indent="0cm" style:auto-text-indent="false"/>
      <style:text-properties fo:language="en" fo:country="GB"/>
    </style:style>
    <style:style style:name="P176" style:family="paragraph" style:parent-style-name="Código_20_Ejemplo_20_o_20_una_20_Línea">
      <style:text-properties fo:language="en" fo:country="GB"/>
    </style:style>
    <style:style style:name="P177" style:family="paragraph" style:parent-style-name="Código_20_Ejemplo_20_o_20_una_20_Línea">
      <style:text-properties fo:language="en" fo:country="GB" officeooo:paragraph-rsid="028fe91e"/>
    </style:style>
    <style:style style:name="P178" style:family="paragraph" style:parent-style-name="Código_20_Ejemplo_20_o_20_una_20_Línea">
      <style:text-properties fo:language="en" fo:country="GB" officeooo:paragraph-rsid="02964df1"/>
    </style:style>
    <style:style style:name="P179" style:family="paragraph" style:parent-style-name="Código_20_Ejemplo_20_o_20_una_20_Línea">
      <style:text-properties fo:language="en" fo:country="GB" officeooo:paragraph-rsid="029173fc"/>
    </style:style>
    <style:style style:name="P180" style:family="paragraph" style:parent-style-name="Código_20_Ejemplo_20_o_20_una_20_Línea">
      <style:text-properties fo:language="en" fo:country="GB" officeooo:paragraph-rsid="02aa8f7a"/>
    </style:style>
    <style:style style:name="P181" style:family="paragraph" style:parent-style-name="Código_20_Ejemplo_20_o_20_una_20_Línea">
      <style:text-properties fo:language="en" fo:country="GB" officeooo:paragraph-rsid="02a17a21"/>
    </style:style>
    <style:style style:name="P182" style:family="paragraph" style:parent-style-name="Código_20_Ejemplo_20_o_20_una_20_Línea">
      <style:text-properties fo:language="en" fo:country="GB" officeooo:paragraph-rsid="02bdb524"/>
    </style:style>
    <style:style style:name="P183" style:family="paragraph" style:parent-style-name="Código_20_Ejemplo_20_o_20_una_20_Línea">
      <style:text-properties fo:language="en" fo:country="GB" officeooo:rsid="02da44c7" officeooo:paragraph-rsid="02da44c7"/>
    </style:style>
    <style:style style:name="P184" style:family="paragraph" style:parent-style-name="Código_20_Ejemplo_20_o_20_una_20_Línea">
      <style:text-properties fo:color="#985006" fo:language="en" fo:country="GB" officeooo:paragraph-rsid="02a5669d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8fe91e" style:font-weight-asian="bold" style:font-weight-complex="bold"/>
    </style:style>
    <style:style style:name="T4" style:family="text">
      <style:text-properties fo:font-weight="bold" officeooo:rsid="029173fc" style:font-weight-asian="bold" style:font-weight-complex="bold"/>
    </style:style>
    <style:style style:name="T5" style:family="text">
      <style:text-properties officeooo:rsid="028d4638"/>
    </style:style>
    <style:style style:name="T6" style:family="text">
      <style:text-properties officeooo:rsid="028d83c9"/>
    </style:style>
    <style:style style:name="T7" style:family="text">
      <style:text-properties officeooo:rsid="028fe91e"/>
    </style:style>
    <style:style style:name="T8" style:family="text">
      <style:text-properties fo:color="#21409a" fo:font-weight="bold" style:font-weight-asian="bold" style:font-weight-complex="bold"/>
    </style:style>
    <style:style style:name="T9" style:family="text">
      <style:text-properties fo:color="#21409a" fo:font-weight="bold" officeooo:rsid="028fe91e" style:font-weight-asian="bold" style:font-weight-complex="bold"/>
    </style:style>
    <style:style style:name="T10" style:family="text">
      <style:text-properties fo:color="#21409a" fo:language="en" fo:country="GB"/>
    </style:style>
    <style:style style:name="T11" style:family="text">
      <style:text-properties fo:color="#21409a" fo:language="en" fo:country="GB" fo:font-weight="bold" style:font-weight-asian="bold" style:font-weight-complex="bold"/>
    </style:style>
    <style:style style:name="T12" style:family="text">
      <style:text-properties fo:color="#21409a" fo:language="en" fo:country="GB" fo:font-weight="bold" officeooo:rsid="028d83c9" style:font-weight-asian="bold" style:font-weight-complex="bold"/>
    </style:style>
    <style:style style:name="T13" style:family="text">
      <style:text-properties fo:color="#21409a" fo:language="en" fo:country="GB" fo:font-weight="bold" officeooo:rsid="02ce2224" style:font-weight-asian="bold" style:font-weight-complex="bold"/>
    </style:style>
    <style:style style:name="T14" style:family="text">
      <style:text-properties fo:color="#21409a" fo:language="en" fo:country="GB" fo:font-weight="bold" officeooo:rsid="02d09eee" style:font-weight-asian="bold" style:font-weight-complex="bold"/>
    </style:style>
    <style:style style:name="T15" style:family="text">
      <style:text-properties fo:color="#21409a" fo:language="en" fo:country="GB" fo:font-weight="bold" officeooo:rsid="02d0e76b" style:font-weight-asian="bold" style:font-weight-complex="bold"/>
    </style:style>
    <style:style style:name="T16" style:family="text">
      <style:text-properties fo:color="#21409a" fo:language="en" fo:country="GB" fo:font-weight="bold" officeooo:rsid="02d1d23a" style:font-weight-asian="bold" style:font-weight-complex="bold"/>
    </style:style>
    <style:style style:name="T17" style:family="text">
      <style:text-properties fo:color="#9a6704"/>
    </style:style>
    <style:style style:name="T18" style:family="text">
      <style:text-properties fo:color="#9a6704" fo:font-weight="normal" style:font-weight-asian="normal" style:font-weight-complex="normal"/>
    </style:style>
    <style:style style:name="T19" style:family="text">
      <style:text-properties fo:color="#9a6704" fo:font-weight="normal" officeooo:rsid="028fe91e" style:font-weight-asian="normal" style:font-weight-complex="normal"/>
    </style:style>
    <style:style style:name="T20" style:family="text">
      <style:text-properties fo:color="#9a6704" officeooo:rsid="029173fc"/>
    </style:style>
    <style:style style:name="T21" style:family="text">
      <style:text-properties fo:color="#9a6704" officeooo:rsid="02a27752"/>
    </style:style>
    <style:style style:name="T22" style:family="text">
      <style:text-properties fo:color="#9a6704" officeooo:rsid="02a45258"/>
    </style:style>
    <style:style style:name="T23" style:family="text">
      <style:text-properties fo:color="#9a6704" officeooo:rsid="02b1973b"/>
    </style:style>
    <style:style style:name="T24" style:family="text">
      <style:text-properties fo:color="#9a6704" officeooo:rsid="02b3ccd2"/>
    </style:style>
    <style:style style:name="T25" style:family="text">
      <style:text-properties officeooo:rsid="029173fc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officeooo:rsid="0293620f"/>
    </style:style>
    <style:style style:name="T28" style:family="text">
      <style:text-properties officeooo:rsid="02964df1"/>
    </style:style>
    <style:style style:name="T29" style:family="text">
      <style:text-properties officeooo:rsid="029dc7f4"/>
    </style:style>
    <style:style style:name="T30" style:family="text">
      <style:text-properties officeooo:rsid="02a17a21"/>
    </style:style>
    <style:style style:name="T31" style:family="text">
      <style:text-properties officeooo:rsid="02a2cfd5"/>
    </style:style>
    <style:style style:name="T32" style:family="text">
      <style:text-properties officeooo:rsid="02a45258"/>
    </style:style>
    <style:style style:name="T33" style:family="text">
      <style:text-properties officeooo:rsid="02a5669d"/>
    </style:style>
    <style:style style:name="T34" style:family="text">
      <style:text-properties officeooo:rsid="02aa8f7a"/>
    </style:style>
    <style:style style:name="T35" style:family="text">
      <style:text-properties officeooo:rsid="02ab3ec6"/>
    </style:style>
    <style:style style:name="T36" style:family="text">
      <style:text-properties officeooo:rsid="02ac3125"/>
    </style:style>
    <style:style style:name="T37" style:family="text">
      <style:text-properties officeooo:rsid="02b0113e"/>
    </style:style>
    <style:style style:name="T38" style:family="text">
      <style:text-properties officeooo:rsid="02b1973b"/>
    </style:style>
    <style:style style:name="T39" style:family="text">
      <style:text-properties officeooo:rsid="02b5256d"/>
    </style:style>
    <style:style style:name="T40" style:family="text">
      <style:text-properties officeooo:rsid="02bb136e"/>
    </style:style>
    <style:style style:name="T41" style:family="text">
      <style:text-properties officeooo:rsid="02bbf3cf"/>
    </style:style>
    <style:style style:name="T42" style:family="text">
      <style:text-properties officeooo:rsid="02bdb524"/>
    </style:style>
    <style:style style:name="T43" style:family="text">
      <style:text-properties officeooo:rsid="00883bea"/>
    </style:style>
    <style:style style:name="T44" style:family="text">
      <style:text-properties fo:color="#0000ff" fo:font-weight="bold" officeooo:rsid="0087a645" style:font-weight-asian="bold" style:font-weight-complex="bold"/>
    </style:style>
    <style:style style:name="T45" style:family="text">
      <style:text-properties fo:color="#0000ff" fo:font-weight="bold" officeooo:rsid="00888055" style:font-weight-asian="bold" style:font-weight-complex="bold"/>
    </style:style>
    <style:style style:name="T46" style:family="text">
      <style:text-properties fo:color="#0000ff" fo:language="en" fo:country="GB" fo:font-weight="bold" style:font-weight-asian="bold" style:font-weight-complex="bold"/>
    </style:style>
    <style:style style:name="T47" style:family="text">
      <style:text-properties fo:color="#0000ff" fo:language="en" fo:country="GB" fo:font-weight="bold" officeooo:rsid="0087a645" style:font-weight-asian="bold" style:font-weight-complex="bold"/>
    </style:style>
    <style:style style:name="T48" style:family="text">
      <style:text-properties fo:color="#0000ff" fo:language="en" fo:country="GB" fo:font-weight="bold" officeooo:rsid="00888055" style:font-weight-asian="bold" style:font-weight-complex="bold"/>
    </style:style>
    <style:style style:name="T49" style:family="text">
      <style:text-properties officeooo:rsid="0087a645"/>
    </style:style>
    <style:style style:name="T50" style:family="text">
      <style:text-properties officeooo:rsid="02c7e2e8"/>
    </style:style>
    <style:style style:name="T51" style:family="text">
      <style:text-properties officeooo:rsid="02d4a7d6"/>
    </style:style>
    <style:style style:name="T52" style:family="text">
      <style:text-properties officeooo:rsid="02d86488"/>
    </style:style>
    <style:style style:name="T53" style:family="text">
      <style:text-properties officeooo:rsid="02da44c7"/>
    </style:style>
    <style:style style:name="T54" style:family="text">
      <style:text-properties officeooo:rsid="02dbd689"/>
    </style:style>
    <style:style style:name="T55" style:family="text">
      <style:text-properties officeooo:rsid="02dd96ed"/>
    </style:style>
    <style:style style:name="T56" style:family="text">
      <style:text-properties officeooo:rsid="02dd9e3a"/>
    </style:style>
    <style:style style:name="T57" style:family="text">
      <style:text-properties officeooo:rsid="02e023ac"/>
    </style:style>
    <style:style style:name="T58" style:family="text">
      <style:text-properties officeooo:rsid="02e12267"/>
    </style:style>
    <style:style style:name="T59" style:family="text">
      <style:text-properties officeooo:rsid="02e30b32"/>
    </style:style>
    <style:style style:name="T60" style:family="text">
      <style:text-properties officeooo:rsid="02e56577"/>
    </style:style>
    <style:style style:name="T61" style:family="text">
      <style:text-properties officeooo:rsid="02e6c47d"/>
    </style:style>
    <style:style style:name="T62" style:family="text">
      <style:text-properties officeooo:rsid="02ea08f8"/>
    </style:style>
    <style:style style:name="T63" style:family="text">
      <style:text-properties fo:color="#985006"/>
    </style:style>
    <style:style style:name="T64" style:family="text">
      <style:text-properties fo:color="#985006" officeooo:rsid="02f0409f"/>
    </style:style>
    <style:style style:name="T65" style:family="text">
      <style:text-properties officeooo:rsid="02f0409f"/>
    </style:style>
    <style:style style:name="T66" style:family="text">
      <style:text-properties officeooo:rsid="02f1dc81"/>
    </style:style>
    <style:style style:name="T67" style:family="text">
      <style:text-properties officeooo:rsid="02f2c687"/>
    </style:style>
    <style:style style:name="T68" style:family="text">
      <style:text-properties officeooo:rsid="02f2cf16"/>
    </style:style>
    <style:style style:name="T69" style:family="text">
      <style:text-properties officeooo:rsid="02f480f6"/>
    </style:style>
    <style:style style:name="T70" style:family="text">
      <style:text-properties officeooo:rsid="02f74ed0"/>
    </style:style>
    <style:style style:name="T71" style:family="text">
      <style:text-properties officeooo:rsid="02f95b17"/>
    </style:style>
    <style:style style:name="T72" style:family="text">
      <style:text-properties fo:language="en" fo:country="GB"/>
    </style:style>
    <style:style style:name="T73" style:family="text">
      <style:text-properties fo:language="en" fo:country="GB" officeooo:rsid="02984e13"/>
    </style:style>
    <style:style style:name="T74" style:family="text">
      <style:text-properties fo:language="en" fo:country="GB" officeooo:rsid="02b75547"/>
    </style:style>
    <style:style style:name="T75" style:family="text">
      <style:text-properties fo:language="en" fo:country="GB" officeooo:rsid="029dc7f4"/>
    </style:style>
    <style:style style:name="T76" style:family="text">
      <style:text-properties fo:language="en" fo:country="GB" officeooo:rsid="02ab3ec6"/>
    </style:style>
    <style:style style:name="T77" style:family="text">
      <style:text-properties fo:language="en" fo:country="GB" officeooo:rsid="02b5256d"/>
    </style:style>
    <style:style style:name="T78" style:family="text">
      <style:text-properties fo:language="en" fo:country="GB" officeooo:rsid="02bb136e"/>
    </style:style>
    <style:style style:name="T79" style:family="text">
      <style:text-properties fo:language="en" fo:country="GB" officeooo:rsid="02da44c7"/>
    </style:style>
    <style:style style:name="T80" style:family="text">
      <style:text-properties fo:language="en" fo:country="GB" officeooo:rsid="0087a645"/>
    </style:style>
    <style:style style:name="T81" style:family="text">
      <style:text-properties fo:language="en" fo:country="GB" officeooo:rsid="00883bea"/>
    </style:style>
    <style:style style:name="T82" style:family="text">
      <style:text-properties fo:language="en" fo:country="GB" style:font-weight-asian="bold" style:font-weight-complex="bold"/>
    </style:style>
    <style:style style:name="T83" style:family="text">
      <style:text-properties fo:language="en" fo:country="GB" officeooo:rsid="02e8dd82"/>
    </style:style>
    <style:style style:name="T84" style:family="text">
      <style:text-properties fo:language="en" fo:country="GB" officeooo:rsid="02ce2224"/>
    </style:style>
    <style:style style:name="T85" style:family="text">
      <style:text-properties fo:language="en" fo:country="GB" officeooo:rsid="02d0e76b"/>
    </style:style>
    <style:style style:name="T86" style:family="text">
      <style:text-properties fo:language="en" fo:country="GB" officeooo:rsid="02d1d23a"/>
    </style:style>
    <style:style style:name="T87" style:family="text">
      <style:text-properties fo:language="en" fo:country="GB" officeooo:rsid="02f7f9b1"/>
    </style:style>
    <style:style style:name="T88" style:family="text">
      <style:text-properties officeooo:rsid="02fb1303"/>
    </style:style>
    <style:style style:name="T89" style:family="text">
      <style:text-properties officeooo:rsid="02fe2315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/>
      <text:h text:style-name="P15" text:outline-level="1" text:is-list-header="true">Section example</text:h>
      <text:list xml:id="list4169796779" text:style-name="L1">
        <text:list-item>
          <text:list>
            <text:list-header>
              <text:p text:style-name="P46"><text:line-break/></text:p>
            </text:list-header>
          </text:list>
        </text:list-item>
      </text:list>
      <text:h text:style-name="P18" text:outline-level="1">title 1 example</text:h>
      <text:p text:style-name="P48">Title 2 example</text:p>
      <text:list xml:id="list882137541" text:style-name="L2">
        <text:list-item>
          <text:p text:style-name="P118">Enumeration example</text:p>
          <text:list>
            <text:list-item>
              <text:p text:style-name="P118"><draw:frame draw:style-name="fr2" draw:name="Marco1" text:anchor-type="paragraph" svg:x="14.891cm" svg:y="0.176cm" svg:width="9.962cm" draw:z-index="6"><draw:text-box fo:min-height="1.042cm"><text:p text:style-name="Codigo_20_Cuadro_20_Flotante">Code in a floating frame</text:p></draw:text-box></draw:frame>Enumeration example</text:p>
            </text:list-item>
          </text:list>
        </text:list-item>
        <text:list-item>
          <text:p text:style-name="P75"><text:span text:style-name="T71">Small </text:span>Enumeration example</text:p>
          <text:list>
            <text:list-item>
              <text:p text:style-name="P75"><text:span text:style-name="T71">Small </text:span>Enumeration example</text:p>
            </text:list-item>
          </text:list>
        </text:list-item>
        <text:list-item>
          <text:p text:style-name="P174">Highlighted enumeration</text:p>
        </text:list-item>
      </text:list>
      <text:list xml:id="list1105259591" text:style-name="WW8Num2">
        <text:list-item>
          <text:p text:style-name="P78">Enumeración con contraste</text:p>
        </text:list-item>
      </text:list>
      <text:p text:style-name="P97">Summary</text:p>
      <text:list xml:id="list994699292" text:style-name="L30">
        <text:list-item>
          <text:p text:style-name="P158"><text:span text:style-name="T88">You can also </text:span><text:span text:style-name="Resaltado"><text:span text:style-name="T88">higlight</text:span></text:span><text:span text:style-name="T88"> one word with </text:span><text:span text:style-name="Resaltado_20_Pequeño"><text:span text:style-name="T88">character</text:span></text:span><text:span text:style-name="T88"> </text:span><text:span text:style-name="Sin_20_resaltar"><text:span text:style-name="T88">styles</text:span></text:span><text:span text:style-name="T88">.</text:span></text:p>
        </text:list-item>
      </text:list>
      <text:p text:style-name="Código">Code <text:span text:style-name="T89">snippet</text:span></text:p>
      <text:p text:style-name="Código"/>
      <text:p text:style-name="Código_20_Ejemplo_20_o_20_una_20_Línea">Code example</text:p>
      <text:h text:style-name="P19" text:outline-level="1">title 1 example</text:h>
      <text:p text:style-name="P49"><text:span text:style-name="T87">Title 2 example</text:span></text:p>
      <table:table table:name="Tabla4" table:style-name="Tabla4">
        <table:table-column table:style-name="Tabla4.A"/>
        <table:table-column table:style-name="Tabla4.B" table:number-columns-repeated="3"/>
        <table:table-row table:style-name="Tabla4.1">
          <table:table-cell table:style-name="Tabla4.A1" office:value-type="string">
            <text:p text:style-name="P77"/>
          </table:table-cell>
          <table:table-cell table:style-name="Tabla4.B1" office:value-type="string">
            <text:p text:style-name="P87">Small Table Header</text:p>
          </table:table-cell>
          <table:table-cell table:style-name="Tabla4.B1" office:value-type="string">
            <text:p text:style-name="P87">Small Table Header</text:p>
            <table:table table:name="Tabla1" table:style-name="Tabla1">
              <table:table-column table:style-name="Tabla1.A"/>
              <table:table-row table:style-name="Tabla1.1">
                <table:table-cell table:style-name="Tabla1.A1" office:value-type="string">
                  <text:p text:style-name="P87"/>
                </table:table-cell>
              </table:table-row>
            </table:table>
            <text:p text:style-name="P80"/>
          </table:table-cell>
          <table:table-cell table:style-name="Tabla4.D1" office:value-type="string">
            <text:p text:style-name="P87">Small Table Header</text:p>
          </table:table-cell>
        </table:table-row>
        <table:table-row>
          <table:table-cell table:style-name="Tabla4.D1" office:value-type="string">
            <text:p text:style-name="CabeceraTabla">Table Header</text:p>
          </table:table-cell>
          <table:table-cell table:style-name="Tabla4.B2" office:value-type="string">
            <text:p text:style-name="P93"/>
          </table:table-cell>
          <table:table-cell table:style-name="Tabla4.B2" office:value-type="string">
            <text:p text:style-name="P93"/>
          </table:table-cell>
          <table:table-cell table:style-name="Tabla4.D2" office:value-type="string">
            <text:p text:style-name="P93"/>
          </table:table-cell>
        </table:table-row>
      </table:table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fill-gradient-name="Tango_20_Green" draw:gradient-step-count="0" draw:opacity="100%"/>
      <style:paragraph-properties fo:margin-left="0.199cm" fo:margin-right="0cm" fo:text-indent="0cm" style:auto-text-indent="false"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loext:graphic-properties draw:fill="solid" draw:fill-color="#fffdf3"/>
      <style:paragraph-properties fo:margin-left="0.3cm" fo:margin-right="0.3cm" fo:text-indent="0cm" style:auto-text-indent="false" fo:background-color="#fffdf3" fo:padding="0.15cm" fo:border="0.06pt solid #8b4513" style:writing-mode="page"/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loext:graphic-properties draw:fill="gradient" draw:fill-gradient-name="gradient" draw:gradient-step-count="0" draw:opacity="50%" draw:opacity-name="Transparency_20_2" draw:fill-image-width="0cm" draw:fill-image-height="0cm"/>
      <style:paragraph-properties fo:background-color="#e6c29b" fo:padding-left="0.199cm" fo:padding-right="0.199cm" fo:padding-top="0.199cm" fo:padding-bottom="0.4cm" fo:border="0.06pt solid #cfe7f5" style:shadow="none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cción" style:family="paragraph" style:parent-style-name="Titulo1">
      <style:paragraph-properties fo:text-align="center" style:justify-single-word="false"/>
      <style:text-properties fo:font-size="80pt" officeooo:rsid="028b126e" style:font-size-asian="80pt" style:font-size-complex="8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20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20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20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20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20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20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20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20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20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20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20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20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20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20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20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20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20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20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20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TablaPequeñ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2f74ed0"/>
    </style:style>
    <style:style style:name="MT3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5"><draw:image xlink:href="Pictures/10000201000000440000004C14C3A48DBEC8A417.png" xlink:type="simple" xlink:show="embed" xlink:actuate="onLoad" loext:mime-type="image/png"/></draw:frame><text:span text:style-name="MT1"><text:tab/></text:span>IES Doctor Balmis<text:tab/><text:span text:style-name="MT2">&lt;Here add the title&gt;</text:span><text:line-break/><text:tab/><text:span text:style-name="MT2">Stiudent: &lt;Here add yout name and group&gt;</text:span>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2"><draw:text-box><text:p text:style-name="Footer"><text:span text:style-name="Page_20_Number"><text:span text:style-name="MT3"><text:page-number text:select-page="current">1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524</meta:editing-cycles>
    <meta:editing-duration>P1DT9H46M37S</meta:editing-duration>
    <meta:generator>LibreOffice/6.0.0.3$Windows_X86_64 LibreOffice_project/64a0f66915f38c6217de274f0aa8e15618924765</meta:generator>
    <dc:date>2018-10-15T10:44:18.471000000</dc:date>
    <meta:document-statistic meta:table-count="2" meta:image-count="1" meta:object-count="0" meta:page-count="3" meta:paragraph-count="23" meta:word-count="82" meta:character-count="477" meta:non-whitespace-character-count="422"/>
  </office:meta>
</office:document-meta>
</file>